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5.506cm" style:page-number="auto" table:align="left" style:writing-mode="lr-tb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2.752cm"/>
    </style:style>
    <style:style style:name="Таблица1.C" style:family="table-column">
      <style:table-column-properties style:column-width="1.251cm"/>
    </style:style>
    <style:style style:name="Таблица1.D" style:family="table-column">
      <style:table-column-properties style:column-width="0.25cm"/>
    </style:style>
    <style:style style:name="Таблица1.E" style:family="table-column">
      <style:table-column-properties style:column-width="0.748cm"/>
    </style:style>
    <style:style style:name="Таблица1.F" style:family="table-column">
      <style:table-column-properties style:column-width="0.75cm"/>
    </style:style>
    <style:style style:name="Таблица1.G" style:family="table-column">
      <style:table-column-properties style:column-width="1.002cm"/>
    </style:style>
    <style:style style:name="Таблица1.J" style:family="table-column">
      <style:table-column-properties style:column-width="1.752cm"/>
    </style:style>
    <style:style style:name="Таблица1.M" style:family="table-column">
      <style:table-column-properties style:column-width="0.501cm"/>
    </style:style>
    <style:style style:name="Таблица1.N" style:family="table-column">
      <style:table-column-properties style:column-width="0.499cm"/>
    </style:style>
    <style:style style:name="Таблица1.P" style:family="table-column">
      <style:table-column-properties style:column-width="0.497cm"/>
    </style:style>
    <style:style style:name="Таблица1.Q" style:family="table-column">
      <style:table-column-properties style:column-width="1.004cm"/>
    </style:style>
    <style:style style:name="Таблица1.R" style:family="table-column">
      <style:table-column-properties style:column-width="1.746cm"/>
    </style:style>
    <style:style style:name="Таблица1.S" style:family="table-column">
      <style:table-column-properties style:column-width="1.753cm"/>
    </style:style>
    <style:style style:name="Таблица1.U" style:family="table-column">
      <style:table-column-properties style:column-width="1.75cm"/>
    </style:style>
    <style:style style:name="Таблица1.1" style:family="table-row">
      <style:table-row-properties style:min-row-height="0.49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2" style:family="table-row">
      <style:table-row-properties style:min-row-height="0.406cm" style:keep-together="false" fo:keep-together="always"/>
    </style:style>
    <style:style style:name="Таблица1.Q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3" style:family="table-row">
      <style:table-row-properties style:min-row-height="0.848cm" style:keep-together="false" fo:keep-together="always"/>
    </style:style>
    <style:style style:name="Таблица1.G3" style:family="table-cell">
      <style:table-cell-properties style:vertical-align="bottom" fo:padding-left="0.191cm" fo:padding-right="0.191cm" fo:padding-top="0cm" fo:padding-bottom="0cm" fo:border="none"/>
    </style:style>
    <style:style style:name="Таблица1.H3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4" style:family="table-row">
      <style:table-row-properties style:min-row-height="1.08cm" style:keep-together="false" fo:keep-together="always"/>
    </style:style>
    <style:style style:name="Таблица1.5" style:family="table-row">
      <style:table-row-properties style:min-row-height="0.829cm" style:keep-together="false" fo:keep-together="always"/>
    </style:style>
    <style:style style:name="Таблица1.A5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6" style:family="table-row">
      <style:table-row-properties style:min-row-height="0.972cm" style:keep-together="false" fo:keep-together="always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7" style:family="table-row">
      <style:table-row-properties style:min-row-height="0.811cm" style:keep-together="false" fo:keep-together="always"/>
    </style:style>
    <style:style style:name="Таблица1.B7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F7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O7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8" style:family="table-row">
      <style:table-row-properties style:min-row-height="0.736cm" style:keep-together="false" fo:keep-together="always"/>
    </style:style>
    <style:style style:name="Таблица1.9" style:family="table-row">
      <style:table-row-properties style:min-row-height="1cm" style:keep-together="false" fo:keep-together="always"/>
    </style:style>
    <style:style style:name="Таблица1.10" style:family="table-row">
      <style:table-row-properties style:min-row-height="0.967cm" style:keep-together="false" fo:keep-together="always"/>
    </style:style>
    <style:style style:name="Таблица1.B10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11" style:family="table-row">
      <style:table-row-properties style:min-row-height="1.24cm" style:keep-together="false" fo:keep-together="always"/>
    </style:style>
    <style:style style:name="Таблица1.12" style:family="table-row">
      <style:table-row-properties style:min-row-height="1.256cm" style:keep-together="false" fo:keep-together="always"/>
    </style:style>
    <style:style style:name="Таблица1.13" style:family="table-row">
      <style:table-row-properties style:min-row-height="0.734cm" style:keep-together="false" fo:keep-together="always"/>
    </style:style>
    <style:style style:name="Таблица1.C13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N13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O13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14" style:family="table-row">
      <style:table-row-properties style:min-row-height="0.718cm" style:keep-together="false" fo:keep-together="always"/>
    </style:style>
    <style:style style:name="Таблица1.N14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O14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15" style:family="table-row">
      <style:table-row-properties style:min-row-height="0.753cm" style:keep-together="false" fo:keep-together="always"/>
    </style:style>
    <style:style style:name="Таблица1.N15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16" style:family="table-row">
      <style:table-row-properties style:min-row-height="0.69cm" style:keep-together="false" fo:keep-together="always"/>
    </style:style>
    <style:style style:name="Таблица1.H16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17" style:family="table-row">
      <style:table-row-properties style:min-row-height="0.635cm" style:keep-together="false" fo:keep-together="always"/>
    </style:style>
    <style:style style:name="Таблица1.O17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18" style:family="table-row">
      <style:table-row-properties style:min-row-height="0.123cm" style:keep-together="false" fo:keep-together="always"/>
    </style:style>
    <style:style style:name="Таблица1.D18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19" style:family="table-row">
      <style:table-row-properties style:min-row-height="0.961cm" style:keep-together="false" fo:keep-together="always"/>
    </style:style>
    <style:style style:name="Таблица2" style:family="table">
      <style:table-properties style:width="26.504cm" fo:margin-left="-0.25cm" table:align="left" style:writing-mode="lr-tb"/>
    </style:style>
    <style:style style:name="Таблица2.A" style:family="table-column">
      <style:table-column-properties style:column-width="1.002cm"/>
    </style:style>
    <style:style style:name="Таблица2.B" style:family="table-column">
      <style:table-column-properties style:column-width="1.75cm"/>
    </style:style>
    <style:style style:name="Таблица2.C" style:family="table-column">
      <style:table-column-properties style:column-width="1cm"/>
    </style:style>
    <style:style style:name="Таблица2.D" style:family="table-column">
      <style:table-column-properties style:column-width="0.563cm"/>
    </style:style>
    <style:style style:name="Таблица2.E" style:family="table-column">
      <style:table-column-properties style:column-width="0.951cm"/>
    </style:style>
    <style:style style:name="Таблица2.F" style:family="table-column">
      <style:table-column-properties style:column-width="0.236cm"/>
    </style:style>
    <style:style style:name="Таблица2.H" style:family="table-column">
      <style:table-column-properties style:column-width="0.75cm"/>
    </style:style>
    <style:style style:name="Таблица2.J" style:family="table-column">
      <style:table-column-properties style:column-width="1.168cm"/>
    </style:style>
    <style:style style:name="Таблица2.K" style:family="table-column">
      <style:table-column-properties style:column-width="0.083cm"/>
    </style:style>
    <style:style style:name="Таблица2.L" style:family="table-column">
      <style:table-column-properties style:column-width="3.489cm"/>
    </style:style>
    <style:style style:name="Таблица2.M" style:family="table-column">
      <style:table-column-properties style:column-width="0.261cm"/>
    </style:style>
    <style:style style:name="Таблица2.N" style:family="table-column">
      <style:table-column-properties style:column-width="0.25cm"/>
    </style:style>
    <style:style style:name="Таблица2.Q" style:family="table-column">
      <style:table-column-properties style:column-width="0.751cm"/>
    </style:style>
    <style:style style:name="Таблица2.T" style:family="table-column">
      <style:table-column-properties style:column-width="0.52cm"/>
    </style:style>
    <style:style style:name="Таблица2.U" style:family="table-column">
      <style:table-column-properties style:column-width="0.73cm"/>
    </style:style>
    <style:style style:name="Таблица2.W" style:family="table-column">
      <style:table-column-properties style:column-width="2.251cm"/>
    </style:style>
    <style:style style:name="Таблица2.Y" style:family="table-column">
      <style:table-column-properties style:column-width="0.041cm"/>
    </style:style>
    <style:style style:name="Таблица2.Z" style:family="table-column">
      <style:table-column-properties style:column-width="2.208cm"/>
    </style:style>
    <style:style style:name="Таблица2.a" style:family="table-column">
      <style:table-column-properties style:column-width="0.501cm"/>
    </style:style>
    <style:style style:name="Таблица2.1" style:family="table-row">
      <style:table-row-properties style:min-row-height="0.605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2.2" style:family="table-row">
      <style:table-row-properties style:min-row-height="0.979cm" style:keep-together="false" fo:keep-together="always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2.3" style:family="table-row">
      <style:table-row-properties style:min-row-height="0.48cm" style:keep-together="false" fo:keep-together="always"/>
    </style:style>
    <style:style style:name="Таблица2.B3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4" style:family="table-row">
      <style:table-row-properties style:min-row-height="0.817cm" style:keep-together="false" fo:keep-together="always"/>
    </style:style>
    <style:style style:name="Таблица2.A4" style:family="table-cell">
      <style:table-cell-properties style:vertical-align="middle" fo:padding="0.191cm" fo:border-left="0.002cm solid #000000" fo:border-right="0.002cm solid #000000" fo:border-top="0.002cm solid #000000" fo:border-bottom="none"/>
    </style:style>
    <style:style style:name="Таблица2.B4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K4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5" style:family="table-row">
      <style:table-row-properties style:min-row-height="0.423cm" style:keep-together="false" fo:keep-together="always"/>
    </style:style>
    <style:style style:name="Таблица2.A5" style:family="table-cell">
      <style:table-cell-properties style:vertical-align="middle" fo:padding="0.191cm" fo:border-left="0.002cm solid #000000" fo:border-right="0.002cm solid #000000" fo:border-top="none" fo:border-bottom="none"/>
    </style:style>
    <style:style style:name="Таблица2.B5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2.K5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a5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2.6" style:family="table-row">
      <style:table-row-properties style:min-row-height="0.143cm" style:keep-together="false" fo:keep-together="always"/>
    </style:style>
    <style:style style:name="Таблица2.7" style:family="table-row">
      <style:table-row-properties style:min-row-height="0.148cm" style:keep-together="false" fo:keep-together="always"/>
    </style:style>
    <style:style style:name="Таблица2.A7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B7" style:family="table-cell">
      <style:table-cell-properties style:vertical-align="bottom" fo:padding-left="0.191cm" fo:padding-right="0.191cm" fo:padding-top="0cm" fo:padding-bottom="0cm" fo:border="none"/>
    </style:style>
    <style:style style:name="Таблица2.N7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2.P7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2.H8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I9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2.11" style:family="table-row">
      <style:table-row-properties style:min-row-height="0.321cm" style:keep-together="false" fo:keep-together="always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P11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2.12" style:family="table-row">
      <style:table-row-properties style:min-row-height="0.445cm" style:keep-together="false" fo:keep-together="always"/>
    </style:style>
    <style:style style:name="Таблица2.B1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P12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2.13" style:family="table-row">
      <style:table-row-properties style:min-row-height="0.785cm" style:keep-together="false" fo:keep-together="always"/>
    </style:style>
    <style:style style:name="Таблица2.B13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2.H13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P13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2.14" style:family="table-row">
      <style:table-row-properties style:min-row-height="0.97cm" style:keep-together="false" fo:keep-together="always"/>
    </style:style>
    <style:style style:name="Таблица2.15" style:family="table-row">
      <style:table-row-properties style:min-row-height="0.887cm" style:keep-together="false" fo:keep-together="always"/>
    </style:style>
    <style:style style:name="Таблица2.Y15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16" style:family="table-row">
      <style:table-row-properties style:min-row-height="0.152cm" style:keep-together="false" fo:keep-together="always"/>
    </style:style>
    <style:style style:name="Таблица2.B16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P16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2.R16" style:family="table-cell">
      <style:table-cell-properties style:vertical-align="middle" fo:padding-left="0.191cm" fo:padding-right="0.191cm" fo:padding-top="0cm" fo:padding-bottom="0cm" fo:border="none"/>
    </style:style>
    <style:style style:name="Таблица2.Y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2.17" style:family="table-row">
      <style:table-row-properties style:min-row-height="3.29cm" style:keep-together="false" fo:keep-together="always"/>
    </style:style>
    <style:style style:name="Таблица2.18" style:family="table-row">
      <style:table-row-properties style:min-row-height="1.053cm" style:keep-together="false" fo:keep-together="always"/>
    </style:style>
    <style:style style:name="Таблица2.19" style:family="table-row">
      <style:table-row-properties style:min-row-height="0.647cm" style:keep-together="false" fo:keep-together="always"/>
    </style:style>
    <style:style style:name="Таблица2.M19" style:family="table-cell">
      <style:table-cell-properties fo:padding="0.191cm" fo:border-left="none" fo:border-right="none" fo:border-top="0.002cm solid #000000" fo:border-bottom="none"/>
    </style:style>
    <style:style style:name="Таблица2.20" style:family="table-row">
      <style:table-row-properties style:min-row-height="0.233cm" style:keep-together="false" fo:keep-together="always"/>
    </style:style>
    <style:style style:name="Таблица2.M20" style:family="table-cell">
      <style:table-cell-properties fo:padding="0.191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end" style:justify-single-word="false" style:text-autospace="ideograph-alpha">
        <style:tab-stops/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text-properties fo:language="uk" fo:country="UA" fo:font-weight="bold" style:font-weight-asian="bold" style:font-weight-complex="bold"/>
    </style:style>
    <style:style style:name="P5" style:family="paragraph" style:parent-style-name="Standard">
      <style:paragraph-properties style:text-autospace="ideograph-alpha"/>
      <style:text-properties fo:language="uk" fo:country="UA"/>
    </style:style>
    <style:style style:name="P6" style:family="paragraph" style:parent-style-name="Standard">
      <style:text-properties fo:font-size="12pt" fo:language="uk" fo:country="UA" style:font-size-asian="12pt" style:font-size-complex="12pt"/>
    </style:style>
    <style:style style:name="P7" style:family="paragraph" style:parent-style-name="Standard">
      <style:paragraph-properties style:text-autospace="ideograph-alpha"/>
      <style:text-properties fo:font-size="12pt" fo:language="uk" fo:country="U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9" style:family="paragraph" style:parent-style-name="Standard">
      <style:paragraph-properties style:text-autospace="none"/>
      <style:text-properties fo:font-size="12pt" fo:language="uk" fo:country="U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-25% 100%" fo:font-size="12pt" fo:language="uk" fo:country="UA" style:font-size-asian="12pt" style:font-size-complex="12pt"/>
    </style:style>
    <style:style style:name="P12" style:family="paragraph" style:parent-style-name="Standard">
      <style:paragraph-properties style:text-autospace="ideograph-alpha"/>
    </style:style>
    <style:style style:name="P13" style:family="paragraph" style:parent-style-name="Standard">
      <style:text-properties fo:font-size="11pt" fo:language="uk" fo:country="UA" style:font-size-asian="11pt" style:font-size-complex="11pt"/>
    </style:style>
    <style:style style:name="P14" style:family="paragraph" style:parent-style-name="Standard">
      <style:paragraph-properties style:text-autospace="ideograph-alpha">
        <style:tab-stops>
          <style:tab-stop style:position="24.121cm"/>
        </style:tab-stops>
      </style:paragraph-properties>
      <style:text-properties fo:font-size="11pt" fo:language="uk" fo:country="UA" style:font-size-asian="11pt" style:font-size-complex="11pt"/>
    </style:style>
    <style:style style:name="P15" style:family="paragraph" style:parent-style-name="Standard">
      <style:paragraph-properties style:text-autospace="ideograph-alpha"/>
      <style:text-properties fo:font-size="11pt" fo:language="uk" fo:country="UA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Standard">
      <style:text-properties style:font-name="Times New Roman CYR" fo:language="uk" fo:country="UA" style:font-name-asian="Times New Roman CYR" style:font-name-complex="Times New Roman CYR"/>
    </style:style>
    <style:style style:name="P20" style:family="paragraph" style:parent-style-name="Standard">
      <style:text-properties fo:font-size="7pt" fo:language="uk" fo:country="UA" style:font-size-asian="7pt" style:font-size-complex="7pt"/>
    </style:style>
    <style:style style:name="P21" style:family="paragraph" style:parent-style-name="Standard">
      <style:paragraph-properties style:text-autospace="ideograph-alpha"/>
      <style:text-properties fo:font-size="7pt" fo:language="uk" fo:country="UA" style:font-size-asian="7pt" style:font-size-complex="7pt"/>
    </style:style>
    <style:style style:name="P22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en" fo:country="US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en" fo:country="US" style:font-size-asian="11pt" style:font-size-complex="11pt"/>
    </style:style>
    <style:style style:name="P24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uk" fo:country="UA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5" style:family="paragraph" style:parent-style-name="heading_20_6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heading_20_6">
      <style:paragraph-properties style:text-autospace="ideograph-alpha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en" fo:country="US" style:font-size-asian="11pt" style:font-size-complex="11pt"/>
    </style:style>
    <style:style style:name="P28" style:family="paragraph" style:parent-style-name="heading_20_4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" style:family="text">
      <style:text-properties fo:language="uk" fo:country="UA"/>
    </style:style>
    <style:style style:name="T2" style:family="text">
      <style:text-properties style:text-position="-25% 100%" fo:font-size="12pt" fo:language="uk" fo:country="UA" style:font-size-asian="12pt" style:font-size-complex="12pt"/>
    </style:style>
    <style:style style:name="T3" style:family="text">
      <style:text-properties style:text-position="-25% 100%" fo:font-size="12pt" fo:language="uk" fo:country="UA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language="uk" fo:country="UA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1pt" fo:language="uk" fo:country="UA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C"/>
        <table:table-column table:style-name="Таблица1.A"/>
        <table:table-column table:style-name="Таблица1.J"/>
        <table:table-column table:style-name="Таблица1.F" table:number-columns-repeated="2"/>
        <table:table-column table:style-name="Таблица1.M"/>
        <table:table-column table:style-name="Таблица1.N"/>
        <table:table-column table:style-name="Таблица1.C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A"/>
        <table:table-column table:style-name="Таблица1.U"/>
        <table:table-column table:style-name="Таблица1.F"/>
        <table:table-column table:style-name="Таблица1.A"/>
        <table:table-column table:style-name="Таблица1.M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"/>
          </table:table-cell>
          <table:covered-table-cell/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4"/>
          </table:table-cell>
          <table:table-cell table:style-name="Таблица1.A1" table:number-columns-spanned="14" office:value-type="string">
            <text:h text:style-name="P24" text:outline-level="1" text:is-list-header="true">АКТОВИЙ ЗАПИС ПРО РОЗІРВАННЯ ШЛЮБУ №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1">!НАЗ!</text:p>
          </table:table-cell>
          <table:covered-table-cell/>
          <table:table-cell table:style-name="Таблица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6"/>
          </table:table-cell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10">від</text:p>
          </table:table-cell>
          <table:table-cell table:style-name="Таблица1.H3" table:number-columns-spanned="5" office:value-type="string">
            <text:p text:style-name="P10">!ДДМММРРРР р.!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6"/>
          </table:table-cell>
          <table:table-cell table:style-name="Таблица1.A1" table:number-columns-spanned="2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24" office:value-type="string">
            <text:h text:style-name="P26" text:outline-level="6" text:is-list-header="true">ВІДОМОСТІ ПРО ОСІБ, ЯКІ РОЗРИВАЮТЬ ШЛЮБ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6" table:number-columns-spanned="14" office:value-type="string">
            <text:h text:style-name="P25" text:outline-level="6" text:is-list-header="true">ЧОЛОВІК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6" table:number-columns-spanned="10" office:value-type="string">
            <text:h text:style-name="P26" text:outline-level="6" text:is-list-header="true">ДРУЖИН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5" office:value-type="string">
            <text:p text:style-name="P6">1.</text:p>
          </table:table-cell>
          <table:table-cell table:style-name="Таблица1.B7" table:number-columns-spanned="4" office:value-type="string">
            <text:h text:style-name="P28" text:outline-level="4" text:is-list-header="true">Прізвище</text:h>
            <text:p text:style-name="P6">до розірвання шлюбу</text:p>
          </table:table-cell>
          <table:covered-table-cell/>
          <table:covered-table-cell/>
          <table:covered-table-cell/>
          <table:table-cell table:style-name="Таблица1.F7" table:number-columns-spanned="9" office:value-type="string">
            <text:p text:style-name="P6">!ПрЧ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7" table:number-columns-spanned="10" office:value-type="string">
            <text:p text:style-name="P7"><text:s/>!ПрЖ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5" office:value-type="string">
            <text:p text:style-name="P6"/>
          </table:table-cell>
          <table:table-cell table:style-name="Таблица1.B7" table:number-columns-spanned="4" office:value-type="string">
            <text:p text:style-name="P6">після розірвання шлюбу</text:p>
          </table:table-cell>
          <table:covered-table-cell/>
          <table:covered-table-cell/>
          <table:covered-table-cell/>
          <table:table-cell table:style-name="Таблица1.O7" table:number-columns-spanned="9" office:value-type="string">
            <text:p text:style-name="P6">!ПрЧ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7"><text:s/>!ПрЖн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5" office:value-type="string">
            <text:p text:style-name="P6">2.</text:p>
          </table:table-cell>
          <table:table-cell table:style-name="Таблица1.B7" table:number-columns-spanned="4" office:value-type="string">
            <text:p text:style-name="P11">Ім’я <text:s text:c="40"/></text:p>
          </table:table-cell>
          <table:covered-table-cell/>
          <table:covered-table-cell/>
          <table:covered-table-cell/>
          <table:table-cell table:style-name="Таблица1.O7" table:number-columns-spanned="9" office:value-type="string">
            <text:p text:style-name="P11">!Ім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12"><text:span text:style-name="T1"><text:s text:c="2"/></text:span><text:span text:style-name="T2">!ІмЖ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5" office:value-type="string">
            <text:p text:style-name="P6">3.</text:p>
          </table:table-cell>
          <table:table-cell table:style-name="Таблица1.B10" table:number-columns-spanned="4" office:value-type="string">
            <text:p text:style-name="P11">По батькові</text:p>
          </table:table-cell>
          <table:covered-table-cell/>
          <table:covered-table-cell/>
          <table:covered-table-cell/>
          <table:table-cell table:style-name="Таблица1.O7" table:number-columns-spanned="9" office:value-type="string">
            <text:p text:style-name="P6">!Пб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12"><text:span text:style-name="T1"><text:s text:c="2"/></text:span><text:span text:style-name="T4">!ПбЖ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5" office:value-type="string">
            <text:p text:style-name="P6">4.</text:p>
          </table:table-cell>
          <table:table-cell table:style-name="Таблица1.A5" table:number-columns-spanned="13" office:value-type="string">
            <text:p text:style-name="Standard"><text:span text:style-name="T2">Дата народження <text:s text:c="3"/></text:span><text:span text:style-name="T3"><text:s text:c="7"/>! <text:s/>датаНЧ <text:s text:c="2"/>! <text:s text:c="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12"><text:span text:style-name="T2"><text:s/></text:span><text:span text:style-name="T3">! датаНЖ 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5" office:value-type="string">
            <text:p text:style-name="P6">5.</text:p>
          </table:table-cell>
          <table:table-cell table:style-name="Таблица1.A5" table:number-columns-spanned="13" office:value-type="string">
            <text:p text:style-name="P6">Громадянство <text:s/>!громадянство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7"><text:s/>!громадянство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5" table:number-rows-spanned="6" office:value-type="string">
            <text:p text:style-name="P6">6.</text:p>
          </table:table-cell>
          <table:table-cell table:style-name="Таблица1.B10" table:number-rows-spanned="6" office:value-type="string">
            <text:p text:style-name="P6">Місце</text:p>
            <text:p text:style-name="P6">проживання</text:p>
          </table:table-cell>
          <table:table-cell table:style-name="Таблица1.C13" table:number-columns-spanned="5" office:value-type="string">
            <text:p text:style-name="P6">держава</text:p>
          </table:table-cell>
          <table:covered-table-cell/>
          <table:covered-table-cell/>
          <table:covered-table-cell/>
          <table:covered-table-cell/>
          <table:table-cell table:style-name="Таблица1.C13" table:number-columns-spanned="6" office:value-type="string">
            <text:p text:style-name="P6">!мпчД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3" office:value-type="string">
            <text:p text:style-name="P6"/>
          </table:table-cell>
          <table:table-cell table:style-name="Таблица1.O13" table:number-columns-spanned="3" office:value-type="string">
            <text:p text:style-name="P6">держава</text:p>
          </table:table-cell>
          <table:covered-table-cell/>
          <table:covered-table-cell/>
          <table:table-cell table:style-name="Таблица1.C13" table:number-columns-spanned="6" office:value-type="string">
            <text:p text:style-name="P6">!мпжД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3" office:value-type="string">
            <text:p text:style-name="P7"/>
          </table:table-cell>
        </table:table-row>
        <table:table-row table:style-name="Таблица1.14">
          <table:covered-table-cell/>
          <table:covered-table-cell/>
          <table:table-cell table:style-name="Таблица1.G3" table:number-columns-spanned="5" office:value-type="string">
            <text:p text:style-name="P6">область</text:p>
          </table:table-cell>
          <table:covered-table-cell/>
          <table:covered-table-cell/>
          <table:covered-table-cell/>
          <table:covered-table-cell/>
          <table:table-cell table:style-name="Таблица1.C13" table:number-columns-spanned="6" office:value-type="string">
            <text:p text:style-name="P6">!мпчО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4" office:value-type="string">
            <text:p text:style-name="P6"/>
          </table:table-cell>
          <table:table-cell table:style-name="Таблица1.O14" table:number-columns-spanned="3" office:value-type="string">
            <text:p text:style-name="P6">область</text:p>
          </table:table-cell>
          <table:covered-table-cell/>
          <table:covered-table-cell/>
          <table:table-cell table:style-name="Таблица1.C13" table:number-columns-spanned="6" office:value-type="string">
            <text:p text:style-name="P6">!мпжО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4" office:value-type="string">
            <text:p text:style-name="P7"/>
          </table:table-cell>
        </table:table-row>
        <table:table-row table:style-name="Таблица1.15">
          <table:covered-table-cell/>
          <table:covered-table-cell/>
          <table:table-cell table:style-name="Таблица1.G3" table:number-columns-spanned="5" office:value-type="string">
            <text:p text:style-name="P6">район</text:p>
          </table:table-cell>
          <table:covered-table-cell/>
          <table:covered-table-cell/>
          <table:covered-table-cell/>
          <table:covered-table-cell/>
          <table:table-cell table:style-name="Таблица1.C13" table:number-columns-spanned="6" office:value-type="string">
            <text:p text:style-name="P6">!мпчР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5" office:value-type="string">
            <text:p text:style-name="P6"/>
          </table:table-cell>
          <table:table-cell table:style-name="Таблица1.O14" table:number-columns-spanned="3" office:value-type="string">
            <text:p text:style-name="P6">район</text:p>
          </table:table-cell>
          <table:covered-table-cell/>
          <table:covered-table-cell/>
          <table:table-cell table:style-name="Таблица1.C13" table:number-columns-spanned="6" office:value-type="string">
            <text:p text:style-name="P6">!мпжР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5" office:value-type="string">
            <text:p text:style-name="P7"/>
          </table:table-cell>
        </table:table-row>
        <table:table-row table:style-name="Таблица1.16">
          <table:covered-table-cell/>
          <table:covered-table-cell/>
          <table:table-cell table:style-name="Таблица1.G3" table:number-columns-spanned="5" office:value-type="string">
            <text:p text:style-name="P11">!мссЧ!</text:p>
          </table:table-cell>
          <table:covered-table-cell/>
          <table:covered-table-cell/>
          <table:covered-table-cell/>
          <table:covered-table-cell/>
          <table:table-cell table:style-name="Таблица1.H16" table:number-columns-spanned="6" office:value-type="string">
            <text:p text:style-name="P6">!мпчМ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5" office:value-type="string">
            <text:p text:style-name="P6"/>
          </table:table-cell>
          <table:table-cell table:style-name="Таблица1.O14" table:number-columns-spanned="3" office:value-type="string">
            <text:p text:style-name="P11">!мссЖ!</text:p>
          </table:table-cell>
          <table:covered-table-cell/>
          <table:covered-table-cell/>
          <table:table-cell table:style-name="Таблица1.H16" table:number-columns-spanned="6" office:value-type="string">
            <text:p text:style-name="P6">!мпжМ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5" office:value-type="string">
            <text:p text:style-name="P7"/>
          </table:table-cell>
        </table:table-row>
        <table:table-row table:style-name="Таблица1.17">
          <table:covered-table-cell/>
          <table:covered-table-cell/>
          <table:table-cell table:style-name="Таблица1.A1" office:value-type="string">
            <text:p text:style-name="P6">вул. </text:p>
          </table:table-cell>
          <table:table-cell table:style-name="Таблица1.A1" table:number-columns-spanned="5" office:value-type="string">
            <text:p text:style-name="P8">!вулЧ!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буд. !будЧ!</text:p>
          </table:table-cell>
          <table:covered-table-cell/>
          <table:table-cell table:style-name="Таблица1.N15" table:number-columns-spanned="4" office:value-type="string">
            <text:p text:style-name="P6">кв. !квЧ !<text:span text:style-name="T5"> </text:span></text:p>
          </table:table-cell>
          <table:covered-table-cell/>
          <table:covered-table-cell/>
          <table:covered-table-cell/>
          <table:table-cell table:style-name="Таблица1.O17" office:value-type="string">
            <text:p text:style-name="P6">вул. </text:p>
          </table:table-cell>
          <table:table-cell table:style-name="Таблица1.A1" table:number-columns-spanned="4" office:value-type="string">
            <text:p text:style-name="P8">! вулЖ !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>буд. !будЖ!</text:p>
          </table:table-cell>
          <table:covered-table-cell/>
          <table:table-cell table:style-name="Таблица1.N15" table:number-columns-spanned="3" office:value-type="string">
            <text:p text:style-name="P7">кв. !квЖ!</text:p>
          </table:table-cell>
          <table:covered-table-cell/>
          <table:covered-table-cell/>
        </table:table-row>
        <table:table-row table:style-name="Таблица1.18">
          <table:covered-table-cell/>
          <table:covered-table-cell/>
          <table:table-cell table:style-name="Таблица1.A1" office:value-type="string">
            <text:p text:style-name="P6"/>
          </table:table-cell>
          <table:table-cell table:style-name="Таблица1.D18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  <table:table-cell table:style-name="Таблица1.D18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D18" table:number-columns-spanned="2" office:value-type="string">
            <text:p text:style-name="P6"/>
          </table:table-cell>
          <table:covered-table-cell/>
          <table:table-cell table:style-name="Таблица1.N15" office:value-type="string">
            <text:p text:style-name="P6"/>
          </table:table-cell>
          <table:table-cell table:style-name="Таблица1.O17" office:value-type="string">
            <text:p text:style-name="P6"/>
          </table:table-cell>
          <table:table-cell table:style-name="Таблица1.D18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  <table:table-cell table:style-name="Таблица1.D18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D18" office:value-type="string">
            <text:p text:style-name="P6"/>
          </table:table-cell>
          <table:table-cell table:style-name="Таблица1.N15" office:value-type="string">
            <text:p text:style-name="P7"/>
          </table:table-cell>
        </table:table-row>
        <table:table-row table:style-name="Таблица1.19">
          <table:table-cell table:style-name="Таблица1.A5" office:value-type="string">
            <text:p text:style-name="P8">7.</text:p>
          </table:table-cell>
          <table:table-cell table:style-name="Таблица1.B10" table:number-columns-spanned="3" office:value-type="string">
            <text:p text:style-name="P6">Перебували</text:p>
            <text:p text:style-name="P6">у шлюбі:</text:p>
            <text:p text:style-name="P6">(підкреслити)</text:p>
          </table:table-cell>
          <table:covered-table-cell/>
          <table:covered-table-cell/>
          <table:table-cell table:style-name="Таблица1.O7" table:number-columns-spanned="10" office:value-type="string">
            <text:p text:style-name="P6">!пш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10" office:value-type="string">
            <text:p text:style-name="P7">!пш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9"/>
      <text:p text:style-name="P19"/>
      <text:p text:style-name="P19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C"/>
        <table:table-column table:style-name="Таблица2.H"/>
        <table:table-column table:style-name="Таблица2.C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H"/>
        <table:table-column table:style-name="Таблица2.C"/>
        <table:table-column table:style-name="Таблица2.Q"/>
        <table:table-column table:style-name="Таблица2.B"/>
        <table:table-column table:style-name="Таблица2.H"/>
        <table:table-column table:style-name="Таблица2.T"/>
        <table:table-column table:style-name="Таблица2.U"/>
        <table:table-column table:style-name="Таблица2.H"/>
        <table:table-column table:style-name="Таблица2.W"/>
        <table:table-column table:style-name="Таблица2.N"/>
        <table:table-column table:style-name="Таблица2.Y"/>
        <table:table-column table:style-name="Таблица2.Z"/>
        <table:table-column table:style-name="Таблица2.a"/>
        <table:table-column table:style-name="Таблица2.H"/>
        <text:soft-page-break/>
        <table:table-row table:style-name="Таблица2.1">
          <table:table-cell table:style-name="Таблица2.A1" table:number-columns-spanned="2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2" office:value-type="string">
            <text:p text:style-name="P13">8.</text:p>
          </table:table-cell>
          <table:table-cell table:style-name="Таблица2.A2" table:number-columns-spanned="27" office:value-type="string">
            <text:p text:style-name="P15">Шлюб, який розривається укладено у !РАГСШ_МВ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covered-table-cell/>
          <table:table-cell table:style-name="Таблица2.B3" table:number-columns-spanned="27" office:value-type="string">
            <text:p text:style-name="P15">актовий запис № <text:s/>!НАЗШ! від !ДатаШ! р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4" office:value-type="string">
            <text:p text:style-name="P13"/>
          </table:table-cell>
          <table:table-cell table:style-name="Таблица2.B4" table:number-columns-spanned="9" office:value-type="string">
            <text:p text:style-name="P13">Підстава реєстрації розірвання шлюб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" table:number-columns-spanned="16" office:value-type="string">
            <text:p text:style-name="P13">!Підстава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4" table:number-columns-spanned="2" office:value-type="string">
            <text:p text:style-name="P15"/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3">9.</text:p>
          </table:table-cell>
          <table:table-cell table:style-name="Таблица2.B5" table:number-columns-spanned="9" office:value-type="string">
            <text:p text:style-name="P13">Кількість неповнолітніх діте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5" table:number-columns-spanned="16" office:value-type="string">
            <text:p text:style-name="P13">!КДітей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5" table:number-columns-spanned="2" office:value-type="string">
            <text:p text:style-name="P15"/>
          </table:table-cell>
          <table:covered-table-cell/>
        </table:table-row>
        <table:table-row table:style-name="Таблица2.6">
          <table:table-cell table:style-name="Таблица2.A5" office:value-type="string">
            <text:p text:style-name="P20"/>
          </table:table-cell>
          <table:table-cell table:style-name="Таблица2.B3" table:number-columns-spanned="2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7" table:number-rows-spanned="6" office:value-type="string">
            <text:p text:style-name="P13">10.</text:p>
          </table:table-cell>
          <table:table-cell table:style-name="Таблица2.B7" table:number-columns-spanned="6" office:value-type="string">
            <text:p text:style-name="P13">Сума державного ми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6" office:value-type="string">
            <text:p text:style-name="P13">!с1ч! !звільнений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7" table:number-columns-spanned="2" office:value-type="string">
            <text:p text:style-name="P17"/>
          </table:table-cell>
          <table:covered-table-cell/>
          <table:table-cell table:style-name="Таблица2.P7" table:number-columns-spanned="6" office:value-type="string">
            <text:p text:style-name="P13">Сума державного ми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6" office:value-type="string">
            <text:p text:style-name="P13">!с1ж! !звільнена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7" office:value-type="string">
            <text:p text:style-name="P15"/>
          </table:table-cell>
        </table:table-row>
        <table:table-row table:style-name="Таблица2.7">
          <table:covered-table-cell/>
          <table:table-cell table:style-name="Таблица2.B7" table:number-columns-spanned="6" office:value-type="string">
            <text:p text:style-name="P13">яка підлягає стягненню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8" table:number-columns-spanned="6" office:value-type="string">
            <text:p text:style-name="P13">!с2ч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7" table:number-columns-spanned="2" office:value-type="string">
            <text:p text:style-name="P17"/>
          </table:table-cell>
          <table:covered-table-cell/>
          <table:table-cell table:style-name="Таблица2.P7" table:number-columns-spanned="6" office:value-type="string">
            <text:p text:style-name="P13">яка підлягає стягненню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8" table:number-columns-spanned="6" office:value-type="string">
            <text:p text:style-name="P17">!с2ж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N7" office:value-type="string">
            <text:p text:style-name="P15"/>
          </table:table-cell>
        </table:table-row>
        <table:table-row table:style-name="Таблица2.7">
          <table:covered-table-cell/>
          <table:table-cell table:style-name="Таблица2.B7" table:number-columns-spanned="6" office:value-type="string">
            <text:p text:style-name="Standard"><text:span text:style-name="T6">в</text:span><text:span text:style-name="T7">ідмітка про </text:span><text:span text:style-name="T6">с</text:span><text:span text:style-name="T7">плату: квитанці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7" office:value-type="string">
            <text:p text:style-name="P13">№</text:p>
          </table:table-cell>
          <table:table-cell table:style-name="Таблица2.I9" table:number-columns-spanned="3" office:value-type="string">
            <text:p text:style-name="P18">!нкЧ!</text:p>
          </table:table-cell>
          <table:covered-table-cell/>
          <table:covered-table-cell/>
          <table:table-cell table:style-name="Таблица2.N7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2.P7" table:number-columns-spanned="6" office:value-type="string">
            <text:p text:style-name="Standard"><text:span text:style-name="T6">в</text:span><text:span text:style-name="T7">ідмітка про сплату: квитанці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7" office:value-type="string">
            <text:p text:style-name="P17">№</text:p>
          </table:table-cell>
          <table:table-cell table:style-name="Таблица2.I9" office:value-type="string">
            <text:p text:style-name="P18">!нкЖ!</text:p>
          </table:table-cell>
          <table:table-cell table:style-name="Таблица2.N7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Таблица2.7">
          <table:covered-table-cell/>
          <table:table-cell table:style-name="Таблица2.B7" office:value-type="string">
            <text:p text:style-name="P13">від</text:p>
          </table:table-cell>
          <table:table-cell table:style-name="Таблица2.I9" table:number-columns-spanned="9" office:value-type="string">
            <text:p text:style-name="P16">!дк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2" office:value-type="string">
            <text:p text:style-name="P13"/>
          </table:table-cell>
          <table:covered-table-cell/>
          <table:table-cell table:style-name="Таблица2.N7" table:number-columns-spanned="2" office:value-type="string">
            <text:p text:style-name="P17"/>
          </table:table-cell>
          <table:covered-table-cell/>
          <table:table-cell table:style-name="Таблица2.P7" office:value-type="string">
            <text:p text:style-name="P17">від</text:p>
          </table:table-cell>
          <table:table-cell table:style-name="Таблица2.I9" table:number-columns-spanned="6" office:value-type="string">
            <text:p text:style-name="P18">!дкЖ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2.N7" office:value-type="string">
            <text:p text:style-name="P15"/>
          </table:table-cell>
        </table:table-row>
        <table:table-row table:style-name="Таблица2.11">
          <table:covered-table-cell/>
          <table:table-cell table:style-name="Таблица2.B11" table:number-columns-spanned="14" office:value-type="string">
            <text:p text:style-name="P13">!банк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11" table:number-columns-spanned="13" office:value-type="string">
            <text:p text:style-name="P15">!банк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covered-table-cell/>
          <table:table-cell table:style-name="Таблица2.B12" table:number-columns-spanned="14" office:value-type="string">
            <text:p text:style-name="P13"><text:s text:c="10"/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12" table:number-columns-spanned="13" office:value-type="string">
            <text:p text:style-name="P15"><text:s text:c="11"/>(найменування кредитно-фінансової установ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A7" office:value-type="string">
            <text:p text:style-name="P13">11.</text:p>
          </table:table-cell>
          <table:table-cell table:style-name="Таблица2.B13" table:number-columns-spanned="6" office:value-type="string">
            <text:p text:style-name="P13">Cерія, номер,</text:p>
            <text:p text:style-name="P13">ким видано паспорт особам,</text:p>
            <text:p text:style-name="P13">що розривають шлюб,</text:p>
            <text:p text:style-name="P13">дата його видачі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3" table:number-columns-spanned="8" office:value-type="string">
            <text:p text:style-name="P13">!Паспорт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13" table:number-columns-spanned="13" office:value-type="string">
            <text:p text:style-name="P15">!Паспорт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7" office:value-type="string">
            <text:p text:style-name="P13">12.</text:p>
          </table:table-cell>
          <table:table-cell table:style-name="Таблица2.B13" table:number-columns-spanned="14" office:value-type="string">
            <text:p text:style-name="P13">Підписи осіб, що розривають шлюб <text:s text:c="20"/>√ 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13" table:number-columns-spanned="13" office:value-type="string">
            <text:p text:style-name="P15"><text:s text:c="71"/>√ 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P13" table:number-rows-spanned="2" office:value-type="string">
            <text:p text:style-name="P13">13.</text:p>
          </table:table-cell>
          <table:table-cell table:style-name="Таблица2.B4" table:number-columns-spanned="5" office:value-type="string">
            <text:p text:style-name="P13">Видано свідоцтво серія <text:span text:style-name="T5"><text:s text:c="3"/></text:span></text:p>
          </table:table-cell>
          <table:covered-table-cell/>
          <table:covered-table-cell/>
          <table:covered-table-cell/>
          <table:covered-table-cell/>
          <table:table-cell table:style-name="Таблица2.H8" table:number-columns-spanned="2" office:value-type="string">
            <text:p text:style-name="P16">!ССЧ!</text:p>
          </table:table-cell>
          <table:covered-table-cell/>
          <table:table-cell table:style-name="Таблица2.K4" office:value-type="string">
            <text:p text:style-name="P13">№</text:p>
          </table:table-cell>
          <table:table-cell table:style-name="Таблица2.K4" table:number-columns-spanned="5" office:value-type="string">
            <text:p text:style-name="P13">!НСЧ!</text:p>
          </table:table-cell>
          <table:covered-table-cell/>
          <table:covered-table-cell/>
          <table:covered-table-cell/>
          <table:covered-table-cell/>
          <table:table-cell table:style-name="Таблица2.K4" office:value-type="string">
            <text:p text:style-name="P13"/>
          </table:table-cell>
          <table:table-cell table:style-name="Таблица2.B4" table:number-columns-spanned="2" office:value-type="string">
            <text:p text:style-name="P13">серія</text:p>
          </table:table-cell>
          <table:covered-table-cell/>
          <table:table-cell table:style-name="Таблица2.H8" office:value-type="string">
            <text:p text:style-name="P13">!ССЖ!</text:p>
          </table:table-cell>
          <table:table-cell table:style-name="Таблица2.K4" office:value-type="string">
            <text:p text:style-name="P13">№</text:p>
          </table:table-cell>
          <table:table-cell table:style-name="Таблица2.H8" table:number-columns-spanned="5" office:value-type="string">
            <text:p text:style-name="P13">!НСЖ!</text:p>
          </table:table-cell>
          <table:covered-table-cell/>
          <table:covered-table-cell/>
          <table:covered-table-cell/>
          <table:covered-table-cell/>
          <table:table-cell table:style-name="Таблица2.Y15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Таблица2.16">
          <table:covered-table-cell/>
          <table:table-cell table:style-name="Таблица2.B16" table:number-columns-spanned="3" office:value-type="string">
            <text:p text:style-name="P13"/>
          </table:table-cell>
          <table:covered-table-cell/>
          <table:covered-table-cell/>
          <table:table-cell table:style-name="Таблица2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A1" office:value-type="string">
            <text:p text:style-name="P13"/>
          </table:table-cell>
          <table:table-cell table:style-name="Таблица2.H1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13"/>
          </table:table-cell>
          <table:table-cell table:style-name="Таблица2.P16" table:number-columns-spanned="2" office:value-type="string">
            <text:p text:style-name="P13"/>
          </table:table-cell>
          <table:covered-table-cell/>
          <table:table-cell table:style-name="Таблица2.R16" office:value-type="string">
            <text:p text:style-name="P13"/>
          </table:table-cell>
          <table:table-cell table:style-name="Таблица2.R16" office:value-type="string">
            <text:p text:style-name="P13"/>
          </table:table-cell>
          <table:table-cell table:style-name="Таблица2.R1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.Y16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Таблица2.17">
          <table:table-cell table:style-name="Таблица2.A7" office:value-type="string">
            <text:p text:style-name="P13">14.</text:p>
          </table:table-cell>
          <table:table-cell table:style-name="Таблица2.B16" table:number-columns-spanned="2" office:value-type="string">
            <text:p text:style-name="P13">Для відміток</text:p>
          </table:table-cell>
          <table:covered-table-cell/>
          <table:table-cell table:style-name="Таблица2.A1" table:number-columns-spanned="12" office:value-type="string">
            <text:p text:style-name="P13">!МісцеНарЧ!</text:p>
            <text:p text:style-name="P13">!Помітки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7" table:number-columns-spanned="13" office:value-type="string">
            <text:p text:style-name="P13">!МісцеНарЖ!</text:p>
            <text:p text:style-name="P15">!ПоміткиЖ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R16" office:value-type="string">
            <text:p text:style-name="P13"/>
          </table:table-cell>
          <table:table-cell table:style-name="Таблица2.R16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R16" table:number-columns-spanned="7" office:value-type="string">
            <text:p text:style-name="P23"><text:span text:style-name="T1">Керівни</text:span><text:span text:style-name="T8">к</text:span><text:span text:style-name="T1"> </text:span>органу державної реєстрації</text:p>
            <text:p text:style-name="P23">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8" office:value-type="string">
            <text:p text:style-name="P9">!Керівник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R16" office:value-type="string">
            <text:p text:style-name="P13"/>
          </table:table-cell>
          <table:table-cell table:style-name="Таблица2.R16" table:number-columns-spanned="4" office:value-type="string">
            <text:p text:style-name="P13">М.П.</text:p>
          </table:table-cell>
          <table:covered-table-cell/>
          <table:covered-table-cell/>
          <table:covered-table-cell/>
          <table:table-cell table:style-name="Таблица2.R1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19" table:number-columns-spanned="8" office:value-type="string">
            <text:p text:style-name="P16"><text:s text:c="5"/>(підпис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6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2.R1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2.20">
          <table:table-cell table:style-name="Таблица2.R16" table:number-rows-spanned="2" office:value-type="string">
            <text:p text:style-name="P13"/>
          </table:table-cell>
          <table:table-cell table:style-name="Таблица2.R16" table:number-rows-spanned="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R16" table:number-rows-spanned="2" table:number-columns-spanned="7" office:value-type="string">
            <text:p text:style-name="P23">Посадова особа органу державної</text:p>
            <text:p text:style-name="P23">реєстрації актів цивільного стану,</text:p>
            <text:p text:style-name="P23">яка склала актовий запи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20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7" table:number-columns-spanned="8" office:value-type="string">
            <text:p text:style-name="P22">!ПІБ_по! !Посада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19" table:number-columns-spanned="8" office:value-type="string">
            <text:p text:style-name="P8"><text:s text:c="4"/><text:span text:style-name="T7"><text:s/>(підпис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ru" fo:country="RU" style:font-size-asian="10pt" style:language-asian="ru" style:country-asian="RU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>
      <style:paragraph-properties fo:text-align="center" style:justify-single-word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text-align="center" style:justify-single-word="false" fo:keep-with-next="always"/>
      <style:text-properties style:font-name="Times New Roman CYR" fo:font-size="14pt" fo:language="uk" fo:country="UA" style:font-name-asian="Times New Roman CYR" style:font-size-asian="14pt" style:font-name-complex="Times New Roman CYR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04cm" fo:page-height="21.003cm" style:num-format="1" style:print-orientation="landscape" fo:margin-top="2cm" fo:margin-bottom="0.48cm" fo:margin-left="2.75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5:21:12.31</dc:date>
    <meta:editing-cycles>3</meta:editing-cycles>
    <meta:editing-duration>PT11M24S</meta:editing-duration>
    <meta:document-statistic meta:table-count="2" meta:image-count="0" meta:object-count="0" meta:page-count="2" meta:paragraph-count="128" meta:word-count="228" meta:character-count="1699"/>
    <meta:user-defined meta:name="Info 1"/>
    <meta:user-defined meta:name="Info 2"/>
    <meta:user-defined meta:name="Info 3"/>
    <meta:user-defined meta:name="Info 4"/>
  </office:meta>
</office:document-meta>
</file>